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" manifest:media-type=""/>
  <manifest:file-entry manifest:full-path="Object 10/Configurations2/statusbar/" manifest:media-type=""/>
  <manifest:file-entry manifest:full-path="Object 10/Configurations2/accelerator/current.xml" manifest:media-type=""/>
  <manifest:file-entry manifest:full-path="Object 10/Configurations2/accelerator/" manifest:media-type=""/>
  <manifest:file-entry manifest:full-path="Object 10/Configurations2/floater/" manifest:media-type=""/>
  <manifest:file-entry manifest:full-path="Object 10/Configurations2/popupmenu/" manifest:media-type=""/>
  <manifest:file-entry manifest:full-path="Object 10/Configurations2/progressbar/" manifest:media-type=""/>
  <manifest:file-entry manifest:full-path="Object 10/Configurations2/toolpanel/" manifest:media-type=""/>
  <manifest:file-entry manifest:full-path="Object 10/Configurations2/menubar/" manifest:media-type=""/>
  <manifest:file-entry manifest:full-path="Object 10/Configurations2/toolbar/" manifest:media-type=""/>
  <manifest:file-entry manifest:full-path="Object 10/Configurations2/images/Bitmaps/" manifest:media-type=""/>
  <manifest:file-entry manifest:full-path="Object 10/Configurations2/images/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statusbar/" manifest:media-type="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progressbar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statusbar/" manifest:media-type=""/>
  <manifest:file-entry manifest:full-path="Object 7/Configurations2/accelerator/current.xml" manifest:media-type=""/>
  <manifest:file-entry manifest:full-path="Object 7/Configurations2/accelerator/" manifest:media-type=""/>
  <manifest:file-entry manifest:full-path="Object 7/Configurations2/floater/" manifest:media-type=""/>
  <manifest:file-entry manifest:full-path="Object 7/Configurations2/popupmenu/" manifest:media-type=""/>
  <manifest:file-entry manifest:full-path="Object 7/Configurations2/progressbar/" manifest:media-type=""/>
  <manifest:file-entry manifest:full-path="Object 7/Configurations2/toolpanel/" manifest:media-type=""/>
  <manifest:file-entry manifest:full-path="Object 7/Configurations2/menubar/" manifest:media-type=""/>
  <manifest:file-entry manifest:full-path="Object 7/Configurations2/toolbar/" manifest:media-type=""/>
  <manifest:file-entry manifest:full-path="Object 7/Configurations2/images/Bitmaps/" manifest:media-type=""/>
  <manifest:file-entry manifest:full-path="Object 7/Configurations2/images/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statusbar/" manifest:media-type=""/>
  <manifest:file-entry manifest:full-path="Object 8/Configurations2/accelerator/current.xml" manifest:media-type=""/>
  <manifest:file-entry manifest:full-path="Object 8/Configurations2/accelerator/" manifest:media-type=""/>
  <manifest:file-entry manifest:full-path="Object 8/Configurations2/floater/" manifest:media-type=""/>
  <manifest:file-entry manifest:full-path="Object 8/Configurations2/popupmenu/" manifest:media-type=""/>
  <manifest:file-entry manifest:full-path="Object 8/Configurations2/progressbar/" manifest:media-type=""/>
  <manifest:file-entry manifest:full-path="Object 8/Configurations2/toolpanel/" manifest:media-type=""/>
  <manifest:file-entry manifest:full-path="Object 8/Configurations2/menubar/" manifest:media-type=""/>
  <manifest:file-entry manifest:full-path="Object 8/Configurations2/toolbar/" manifest:media-type=""/>
  <manifest:file-entry manifest:full-path="Object 8/Configurations2/images/Bitmaps/" manifest:media-type=""/>
  <manifest:file-entry manifest:full-path="Object 8/Configurations2/images/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figurations2/statusbar/" manifest:media-type=""/>
  <manifest:file-entry manifest:full-path="Object 9/Configurations2/accelerator/current.xml" manifest:media-type=""/>
  <manifest:file-entry manifest:full-path="Object 9/Configurations2/accelerator/" manifest:media-type=""/>
  <manifest:file-entry manifest:full-path="Object 9/Configurations2/floater/" manifest:media-type=""/>
  <manifest:file-entry manifest:full-path="Object 9/Configurations2/popupmenu/" manifest:media-type=""/>
  <manifest:file-entry manifest:full-path="Object 9/Configurations2/progressbar/" manifest:media-type=""/>
  <manifest:file-entry manifest:full-path="Object 9/Configurations2/toolpanel/" manifest:media-type=""/>
  <manifest:file-entry manifest:full-path="Object 9/Configurations2/menubar/" manifest:media-type=""/>
  <manifest:file-entry manifest:full-path="Object 9/Configurations2/toolbar/" manifest:media-type=""/>
  <manifest:file-entry manifest:full-path="Object 9/Configurations2/images/Bitmaps/" manifest:media-type=""/>
  <manifest:file-entry manifest:full-path="Object 9/Configurations2/images/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78cm" svg:height="0.768cm" svg:x="2.326cm" svg:y="1.504cm">
          <draw:glue-point draw:id="12" svg:x="4.461cm" svg:y="-1.914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426cm" svg:height="0.469cm" svg:x="2.509cm" svg:y="1.64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onnector draw:style-name="gr3" draw:text-style-name="P1" draw:layer="measurelines" draw:type="curve" svg:x1="2.44cm" svg:y1="2.16cm" svg:x2="2.716cm" svg:y2="2.272cm" draw:start-shape="id1" draw:start-glue-point="7" draw:end-shape="id1" draw:end-glue-point="8" svg:d="m2440 2160c0 921 276 865 276 112">
          <text:p/>
        </draw:connector>
        <draw:frame draw:style-name="gr2" draw:layer="measurelines" svg:width="0.63cm" svg:height="0.469cm" svg:x="2.344cm" svg:y="2.901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connector draw:style-name="gr3" draw:text-style-name="P1" draw:layer="layout" draw:type="curve" svg:x1="2.992cm" svg:y1="1.616cm" svg:x2="2.716cm" svg:y2="1.504cm" draw:start-shape="id1" draw:start-glue-point="11" draw:end-shape="id1" draw:end-glue-point="4" svg:d="m2992 1616c0-919-276-863-276-112">
          <text:p/>
        </draw:connector>
        <draw:connector draw:style-name="gr3" draw:text-style-name="P1" draw:layer="layout" draw:type="curve" draw:line-skew="0.41cm" svg:x1="2.44cm" svg:y1="1.616cm" svg:x2="2.326cm" svg:y2="1.888cm" draw:start-shape="id1" draw:start-glue-point="5" draw:end-shape="id1" draw:end-glue-point="6" svg:d="m2440 1616c0-304-308-253-524-110s-341 382 410 382">
          <text:p/>
        </draw:connector>
        <draw:custom-shape draw:style-name="gr1" draw:text-style-name="P1" xml:id="id2" draw:id="id2" draw:layer="layout" svg:width="0.78cm" svg:height="0.768cm" svg:x="4.847cm" svg:y="1.4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426cm" svg:height="0.469cm" svg:x="5.03cm" svg:y="1.62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connector draw:style-name="gr3" draw:text-style-name="P1" draw:layer="layout" draw:type="curve" svg:x1="4.961cm" svg:y1="2.143cm" svg:x2="5.237cm" svg:y2="2.255cm" draw:start-shape="id2" draw:start-glue-point="7" draw:end-shape="id2" draw:end-glue-point="8" svg:d="m4961 2143c0 921 276 865 276 112">
          <text:p/>
        </draw:connector>
        <draw:frame draw:style-name="gr2" draw:layer="layout" svg:width="0.638cm" svg:height="0.469cm" svg:x="4.865cm" svg:y="2.884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onnector draw:style-name="gr3" draw:text-style-name="P1" draw:layer="layout" draw:type="curve" svg:x1="5.513cm" svg:y1="1.599cm" svg:x2="5.237cm" svg:y2="1.487cm" draw:start-shape="id2" draw:start-glue-point="11" draw:end-shape="id2" draw:end-glue-point="4" svg:d="m5513 1599c0-919-276-863-276-112">
          <text:p/>
        </draw:connector>
        <draw:connector draw:style-name="gr3" draw:text-style-name="P1" draw:layer="layout" draw:type="curve" draw:line-skew="-0.466cm" svg:x1="5.513cm" svg:y1="2.143cm" svg:x2="5.627cm" svg:y2="1.871cm" draw:start-shape="id2" draw:start-glue-point="9" draw:end-shape="id2" draw:end-glue-point="10" svg:d="m5513 2143c0 222 308 185 525 62s342-334-411-334">
          <text:p/>
        </draw:connector>
        <draw:connector draw:style-name="gr3" draw:text-style-name="P1" draw:layer="layout" draw:type="curve" svg:x1="4.847cm" svg:y1="1.871cm" svg:x2="3.063cm" svg:y2="1.742cm" draw:start-shape="id2" draw:start-glue-point="6" draw:end-shape="id1" draw:end-glue-point="12" svg:d="m4847 1871c-1305 0-413-129-1784-129">
          <text:p/>
        </draw:connector>
        <draw:frame draw:style-name="gr2" draw:layer="layout" svg:width="0.632cm" svg:height="0.469cm" svg:x="2.551cm" svg:y="0.43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632cm" svg:height="0.469cm" svg:x="1.061cm" svg:y="1.4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connector draw:style-name="gr3" draw:text-style-name="P1" draw:layer="layout" draw:type="curve" draw:line-skew="0cm -0.245cm" svg:x1="2.992cm" svg:y1="2.16cm" svg:x2="3.106cm" svg:y2="1.888cm" draw:start-shape="id1" draw:start-glue-point="9" draw:end-shape="id1" draw:end-glue-point="10" svg:d="m2992 2160c0 921 186 767 311 470s188-742-197-742">
          <text:p/>
        </draw:connector>
        <draw:frame draw:style-name="gr2" draw:layer="layout" svg:width="0.63cm" svg:height="0.469cm" svg:x="3.249cm" svg:y="2.471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0.63cm" svg:height="0.469cm" svg:x="3.598cm" svg:y="1.356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0.63cm" svg:height="0.469cm" svg:x="6.202cm" svg:y="1.83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0.63cm" svg:height="0.469cm" svg:x="5.087cm" svg:y="0.465cm">
          <draw:object xlink:href="./Object 10" xlink:type="simple" xlink:show="embed" xlink:actuate="onLoad"/>
          <draw:image xlink:href="./ObjectReplacements/Object 10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halid khan</meta:initial-creator>
    <meta:creation-date>2011-02-25T16:05:46</meta:creation-date>
    <dc:date>2013-01-08T14:15:15</dc:date>
    <dc:creator>kkk </dc:creator>
    <meta:editing-duration>PT8H49M26S</meta:editing-duration>
    <meta:editing-cycles>41</meta:editing-cycles>
    <meta:generator>LibreOffice/3.3$Linux LibreOffice_project/330m19$Build-401</meta:generator>
    <meta:document-statistic meta:object-count="20"/>
  </office:meta>
</office:document-meta>
</file>

<file path=Object 1/content.xml><?xml version="1.0" encoding="utf-8"?>
<math xmlns="http://www.w3.org/1998/Math/MathML">
  <semantics>
    <mn>00</mn>
    <annotation encoding="StarMath 5.0">00</annotation>
  </semantics>
</math>
</file>

<file path=Object 10/content.xml><?xml version="1.0" encoding="utf-8"?>
<math xmlns="http://www.w3.org/1998/Math/MathML">
  <semantics>
    <mn>11</mn>
    <annotation encoding="StarMath 5.0">11</annotation>
  </semantics>
</math>
</file>

<file path=Object 2/content.xml><?xml version="1.0" encoding="utf-8"?>
<math xmlns="http://www.w3.org/1998/Math/MathML">
  <semantics>
    <mn>0</mn>
    <annotation encoding="StarMath 5.0">0</annotation>
  </semantics>
</math>
</file>

<file path=Object 3/content.xml><?xml version="1.0" encoding="utf-8"?>
<math xmlns="http://www.w3.org/1998/Math/MathML">
  <semantics>
    <mn>1</mn>
    <annotation encoding="StarMath 5.0">1</annotation>
  </semantics>
</math>
</file>

<file path=Object 4/content.xml><?xml version="1.0" encoding="utf-8"?>
<math xmlns="http://www.w3.org/1998/Math/MathML">
  <semantics>
    <mn>01</mn>
    <annotation encoding="StarMath 5.0">01</annotation>
  </semantics>
</math>
</file>

<file path=Object 5/content.xml><?xml version="1.0" encoding="utf-8"?>
<math xmlns="http://www.w3.org/1998/Math/MathML">
  <semantics>
    <mn>01</mn>
    <annotation encoding="StarMath 5.0">01</annotation>
  </semantics>
</math>
</file>

<file path=Object 6/content.xml><?xml version="1.0" encoding="utf-8"?>
<math xmlns="http://www.w3.org/1998/Math/MathML">
  <semantics>
    <mn>10</mn>
    <annotation encoding="StarMath 5.0">10</annotation>
  </semantics>
</math>
</file>

<file path=Object 7/content.xml><?xml version="1.0" encoding="utf-8"?>
<math xmlns="http://www.w3.org/1998/Math/MathML">
  <semantics>
    <mn>11</mn>
    <annotation encoding="StarMath 5.0">11</annotation>
  </semantics>
</math>
</file>

<file path=Object 8/content.xml><?xml version="1.0" encoding="utf-8"?>
<math xmlns="http://www.w3.org/1998/Math/MathML">
  <semantics>
    <mn>00</mn>
    <annotation encoding="StarMath 5.0">00</annotation>
  </semantics>
</math>
</file>

<file path=Object 9/content.xml><?xml version="1.0" encoding="utf-8"?>
<math xmlns="http://www.w3.org/1998/Math/MathML">
  <semantics>
    <mn>10</mn>
    <annotation encoding="StarMath 5.0">10</annotation>
  </semantics>
</math>
</file>